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d14c" officeooo:paragraph-rsid="0003e4ea"/>
    </style:style>
    <style:style style:name="P2" style:family="paragraph" style:parent-style-name="Standard">
      <style:text-properties fo:language="en" fo:country="US" officeooo:rsid="0006d3f9" officeooo:paragraph-rsid="0006d3f9"/>
    </style:style>
    <style:style style:name="P3" style:family="paragraph" style:parent-style-name="Standard">
      <style:text-properties fo:language="en" fo:country="US" officeooo:rsid="0009d027" officeooo:paragraph-rsid="0009d027"/>
    </style:style>
    <style:style style:name="P4" style:family="paragraph" style:parent-style-name="Standard">
      <style:text-properties fo:language="en" fo:country="US" officeooo:rsid="0002d14c" officeooo:paragraph-rsid="000dfbdb"/>
    </style:style>
    <style:style style:name="P5" style:family="paragraph" style:parent-style-name="Standard">
      <style:text-properties fo:language="en" fo:country="US" officeooo:rsid="0002d14c" officeooo:paragraph-rsid="0003e4ea"/>
    </style:style>
    <style:style style:name="P6" style:family="paragraph" style:parent-style-name="Standard">
      <style:text-properties fo:language="en" fo:country="US" officeooo:rsid="0006d3f9" officeooo:paragraph-rsid="000dfbdb"/>
    </style:style>
    <style:style style:name="P7" style:family="paragraph" style:parent-style-name="Standard">
      <style:text-properties fo:language="en" fo:country="US" officeooo:rsid="0007b99e" officeooo:paragraph-rsid="000dfbdb"/>
    </style:style>
    <style:style style:name="P8" style:family="paragraph" style:parent-style-name="Standard">
      <style:text-properties fo:language="en" fo:country="US" officeooo:rsid="0007b99e" officeooo:paragraph-rsid="00189cc2"/>
    </style:style>
    <style:style style:name="P9" style:family="paragraph" style:parent-style-name="Standard">
      <style:text-properties fo:language="en" fo:country="US" officeooo:rsid="0007b99e" officeooo:paragraph-rsid="001cad0b"/>
    </style:style>
    <style:style style:name="P10" style:family="paragraph" style:parent-style-name="Standard">
      <style:text-properties fo:language="en" fo:country="US" officeooo:rsid="0009d027" officeooo:paragraph-rsid="000dfbdb"/>
    </style:style>
    <style:style style:name="P11" style:family="paragraph" style:parent-style-name="Standard">
      <style:text-properties fo:language="en" fo:country="US" officeooo:rsid="0009d027" officeooo:paragraph-rsid="001cad0b"/>
    </style:style>
    <style:style style:name="P12" style:family="paragraph" style:parent-style-name="Standard">
      <style:text-properties fo:language="en" fo:country="US" officeooo:rsid="0009d027" officeooo:paragraph-rsid="0007b99e"/>
    </style:style>
    <style:style style:name="P13" style:family="paragraph" style:parent-style-name="Standard">
      <style:text-properties fo:language="en" fo:country="US" officeooo:rsid="00153d68" officeooo:paragraph-rsid="00153d68"/>
    </style:style>
    <style:style style:name="P14" style:family="paragraph" style:parent-style-name="Standard">
      <style:text-properties fo:language="en" fo:country="US" officeooo:rsid="0016b788" officeooo:paragraph-rsid="0016b788"/>
    </style:style>
    <style:style style:name="P15" style:family="paragraph" style:parent-style-name="Standard">
      <style:text-properties fo:language="en" fo:country="US" officeooo:rsid="0019ed6d" officeooo:paragraph-rsid="0019ed6d"/>
    </style:style>
    <style:style style:name="P16" style:family="paragraph" style:parent-style-name="Standard">
      <style:text-properties fo:language="en" fo:country="US" officeooo:rsid="001cad0b" officeooo:paragraph-rsid="001cad0b"/>
    </style:style>
    <style:style style:name="T1" style:family="text">
      <style:text-properties officeooo:rsid="0002edae"/>
    </style:style>
    <style:style style:name="T2" style:family="text">
      <style:text-properties officeooo:rsid="0002fb22"/>
    </style:style>
    <style:style style:name="T3" style:family="text">
      <style:text-properties officeooo:rsid="0007b99e"/>
    </style:style>
    <style:style style:name="T4" style:family="text">
      <style:text-properties officeooo:rsid="0009b3f1"/>
    </style:style>
    <style:style style:name="T5" style:family="text">
      <style:text-properties officeooo:rsid="000b3306"/>
    </style:style>
    <style:style style:name="T6" style:family="text">
      <style:text-properties officeooo:rsid="000c5cbc"/>
    </style:style>
    <style:style style:name="T7" style:family="text">
      <style:text-properties officeooo:rsid="000edb0f"/>
    </style:style>
    <style:style style:name="T8" style:family="text">
      <style:text-properties officeooo:rsid="0017e849"/>
    </style:style>
    <style:style style:name="T9" style:family="text">
      <style:text-properties officeooo:rsid="0017e96e"/>
    </style:style>
    <style:style style:name="T10" style:family="text">
      <style:text-properties officeooo:rsid="0019e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lide 1</text:p>
      <text:p text:style-name="P4"/>
      <text:p text:style-name="P4">Before we continue with the example, I want show/<text:span text:style-name="T1">explain</text:span> the structure/architecture of component DataManger. </text:p>
      <text:p text:style-name="P4"><text:span text:style-name="T2">The required interfaces of the component WebAPI will realize by the classes DataManager, <text:s/>IdeaController and UserController. </text:span></text:p>
      <text:p text:style-name="P4"><text:span text:style-name="T2">The method initialize() of class DataManger allows the access to the controllers. </text:span></text:p>
      <text:p text:style-name="P4"><text:span text:style-name="T2">All queries in term of ideas-documents check by the class IdeaContoller and the UserController check queries of user-documents. </text:span></text:p>
      <text:p text:style-name="P4"><text:span text:style-name="T2">All possible queries from front-end are deposited in methods of the controller-classes. </text:span></text:p>
      <text:p text:style-name="P4"><text:span text:style-name="T2">These in turn call methods of Service-class. </text:span></text:p>
      <text:p text:style-name="P4"><text:span text:style-name="T2">The Service-classes need the class DbConnectionManager to connect with mongo-server, database and the collection. </text:span></text:p>
      <text:p text:style-name="P4"><text:span text:style-name="T2">The class also includes methods for building of POJO to Documents and documents to POJO. </text:span></text:p>
      <text:p text:style-name="P4"><text:span text:style-name="T2">What is POJO is explained next slide. </text:span></text:p>
      <text:p text:style-name="P1"/>
      <text:p text:style-name="P14">Slide 2</text:p>
      <text:p text:style-name="P1"/>
      <text:p text:style-name="P2">POJO <text:span text:style-name="T5">means </text:span>plain old JAVA object <text:span text:style-name="T5">and</text:span> is a KISS-principle - “keep it simple, stupid”</text:p>
      <text:p text:style-name="P13">The POJO-classes represent documents of the MongoDB</text:p>
      <text:p text:style-name="P6"><text:span text:style-name="T3">The properties of classes are document fields of a document from a MongoDB-collection. </text:span></text:p>
      <text:p text:style-name="P6"><text:span text:style-name="T3">An idea-object present the MongoDB document and its properties are the fields of the document.</text:span></text:p>
      <text:p text:style-name="P7"><text:span text:style-name="T8">It is possible that a</text:span> document ha<text:span text:style-name="T8">s</text:span> sub-document<text:span text:style-name="T8">s</text:span>. </text:p>
      <text:p text:style-name="P7">Here you can see that <text:span text:style-name="T7">the </text:span>Comment is a sub-documet of Idea.</text:p>
      <text:p text:style-name="P12"/>
      <text:p text:style-name="P15">Slide 3</text:p>
      <text:p text:style-name="P10"/>
      <text:p text:style-name="P16">Slide 4</text:p>
      <text:p text:style-name="P10"/>
      <text:p text:style-name="P9"><text:span text:style-name="T9">Let’s go back to the example from Georg</text:span>. </text:p>
      <text:p text:style-name="P9">The front-end request information of a user-document. </text:p>
      <text:p text:style-name="P9">The <text:span text:style-name="T4">class</text:span> UserController <text:span text:style-name="T4">calls the method getUser() from class UserService and return the document in a type of the POJO. </text:span></text:p>
      <text:p text:style-name="P9"><text:span text:style-name="T9">Finally the method getUser() of UserService uses the method find() of the MongoDB Java Driver library. The find method give back the searched document of the collection from the MongoDB.</text:span></text:p>
      <text:p text:style-name="P11">The class DbConnectionManager realizes the access to the MongoDB-Server.</text:p>
      <text:p text:style-name="P11"/>
      <text:p text:style-name="P11">One more thing to the MongoDB. </text:p>
      <text:p text:style-name="P11">MongoDB is a document-oriented database. Classified as a NoSQL database, Mon<text:span text:style-name="T6">g</text:span>oDB uses JSON-like documents. <text:span text:style-name="T10">NoSQL means “not only SQL”.</text:span></text:p>
      <text:p text:style-name="P11"><text:bookmark text:name="result_box"/>NoSQL databases referred to, are following a non-relational approach.</text:p>
      <text:p text:style-name="P11"><text:span text:style-name="T10">MongoDB</text:span> is free and open-source.</text:p>
      <text:p text:style-name="P10"/>
      <text:p text:style-name="P16">Slide 5</text:p>
      <text:p text:style-name="P10"/>
      <text:p text:style-name="P10"><text:bookmark text:name="result_box2"/>The following example shows how documents are converted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5:03:44.883000000</meta:creation-date>
    <dc:date>2016-12-15T16:00:28.630000000</dc:date>
    <meta:editing-duration>PT6H12M53S</meta:editing-duration>
    <meta:editing-cycles>21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30" meta:word-count="316" meta:character-count="2075" meta:non-whitespace-character-count="1772"/>
  </office:meta>
</office:document-meta>
</file>